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6046" officeooo:paragraph-rsid="00096046"/>
    </style:style>
    <style:style style:name="P2" style:family="paragraph" style:parent-style-name="Standard">
      <style:text-properties officeooo:rsid="0010b22b" officeooo:paragraph-rsid="0010b22b"/>
    </style:style>
    <style:style style:name="P3" style:family="paragraph" style:parent-style-name="Standard">
      <style:text-properties officeooo:rsid="00133fda" officeooo:paragraph-rsid="00133fda"/>
    </style:style>
    <style:style style:name="P4" style:family="paragraph" style:parent-style-name="Standard">
      <style:text-properties officeooo:rsid="0016f516" officeooo:paragraph-rsid="0016f516"/>
    </style:style>
    <style:style style:name="P5" style:family="paragraph" style:parent-style-name="Standard">
      <style:text-properties officeooo:rsid="0016f516" officeooo:paragraph-rsid="0016f516"/>
    </style:style>
    <style:style style:name="P6" style:family="paragraph" style:parent-style-name="Standard">
      <style:text-properties officeooo:rsid="001e0cfd" officeooo:paragraph-rsid="001f8d60"/>
    </style:style>
    <style:style style:name="P7" style:family="paragraph" style:parent-style-name="Standard">
      <style:text-properties officeooo:rsid="00185ad2" officeooo:paragraph-rsid="001f8d60"/>
    </style:style>
    <style:style style:name="P8" style:family="paragraph" style:parent-style-name="Standard">
      <style:text-properties officeooo:rsid="001d6f85" officeooo:paragraph-rsid="001f8d60"/>
    </style:style>
    <style:style style:name="T1" style:family="text">
      <style:text-properties officeooo:rsid="000b4a94"/>
    </style:style>
    <style:style style:name="T2" style:family="text">
      <style:text-properties officeooo:rsid="0012d43b"/>
    </style:style>
    <style:style style:name="T3" style:family="text">
      <style:text-properties officeooo:rsid="001f7187"/>
    </style:style>
    <style:style style:name="T4" style:family="text">
      <style:text-properties officeooo:rsid="0020d6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mware vsphere</text:p>
      <text:p text:style-name="P1">虚拟化</text:p>
      <text:p text:style-name="P1"/>
      <text:p text:style-name="P1">云和大数据的底层!!!!</text:p>
      <text:p text:style-name="P1"/>
      <text:p text:style-name="P1">分类</text:p>
      <text:p text:style-name="P1">1.开源：openstack：Linux：难（无图形化）<text:tab/><text:tab/>nosql easystack公司</text:p>
      <text:p text:style-name="P1">2.企业版本：vsphere<text:tab/><text:tab/><text:tab/>sdn！！！（基于openstack）</text:p>
      <text:p text:style-name="P1"/>
      <text:p text:style-name="P1">vsphere套件<text:span text:style-name="T1">6.5</text:span></text:p>
      <text:p text:style-name="P1"/>
      <text:p text:style-name="P1">esxi主机（v <text:span text:style-name="T2">kernel)</text:span></text:p>
      <text:p text:style-name="P1">装在物理服务器</text:p>
      <text:p text:style-name="P1">基于Linux的系统（裁剪版）<text:span text:style-name="T3">(严格意义上就叫系统而不叫操作体统）</text:span></text:p>
      <text:p text:style-name="P1">!!!!物理机——esxi——vm——os——app （openstack省掉了os）</text:p>
      <text:p text:style-name="P1"/>
      <text:p text:style-name="P1">client</text:p>
      <text:p text:style-name="P1">web client</text:p>
      <text:p text:style-name="P1">Windows client</text:p>
      <text:p text:style-name="P1"/>
      <text:p text:style-name="P1">vcenter</text:p>
      <text:p text:style-name="P1">数据中心虚拟化需要</text:p>
      <text:p text:style-name="P1">装在os上（有要求）</text:p>
      <text:p text:style-name="P1">DC域控制器（依赖）（Windows创造）</text:p>
      <text:p text:style-name="P1">部署高级特性</text:p>
      <text:p text:style-name="P1"><text:tab/>vmotion：迁移 HA高可用性：测量服务器性能使用率 FT容错（镜像）</text:p>
      <text:p text:style-name="P1"/>
      <text:p text:style-name="P1">sso hp公司</text:p>
      <text:p text:style-name="P1">登录单点认证</text:p>
      <text:p text:style-name="P1"/>
      <text:p text:style-name="P1">清单服务器（任务服务器）</text:p>
      <text:p text:style-name="P1"/>
      <text:p text:style-name="P1">转换器：物理服务器的系统变虚拟机</text:p>
      <text:p text:style-name="P1"/>
      <text:p text:style-name="P1">vipsan</text:p>
      <text:p text:style-name="P1"/>
      <text:p text:style-name="P2"/>
      <text:p text:style-name="P2">vsphere 拓扑和网络</text:p>
      <text:p text:style-name="P2">client管理esxi server</text:p>
      <text:p text:style-name="P2"/>
      <text:p text:style-name="P2">容器的嵌套关系</text:p>
      <text:p text:style-name="P2"/>
      <text:p text:style-name="P2">端口组（类似vlan）</text:p>
      <text:p text:style-name="P2"/>
      <text:p text:style-name="P3">vm-network <text:s text:c="3"/>vss虚拟标准交换机（包含端口组 虚拟机 物理网卡）</text:p>
      <text:p text:style-name="P3"/>
      <text:p text:style-name="P3"/>
      <text:p text:style-name="P3">vds 虚拟分布式交换机（需要vcenter 高级特性）</text:p>
      <text:p text:style-name="P3">作用：简化vss部署 类似vtp 、简化端口组的管理</text:p>
      <text:p text:style-name="P3"/>
      <text:p text:style-name="P3"><text:soft-page-break/>最底层物理，上面几层全是虚拟化</text:p>
      <text:p text:style-name="P3">有时，vcenter上再装esxi，，，，</text:p>
      <text:p text:style-name="P3"/>
      <text:p text:style-name="P3"/>
      <text:p text:style-name="P3"/>
      <text:p text:style-name="P4">存储</text:p>
      <text:p text:style-name="P4">sds！！！！</text:p>
      <text:p text:style-name="P4">nas网络区域存储（已经淘汰）</text:p>
      <text:p text:style-name="P4">ipsan IP存储</text:p>
      <text:p text:style-name="P4">Linux中：lvm逻辑卷管理：pv物理卷（硬盘）vg卷组lv逻辑卷</text:p>
      <text:p text:style-name="P4"/>
      <text:p text:style-name="P4">DC</text:p>
      <text:p text:style-name="P4">域控制器</text:p>
      <text:p text:style-name="P4">域：计算机组成的可信任网络</text:p>
      <text:p text:style-name="P4">域的结构</text:p>
      <text:p text:style-name="P4"/>
      <text:p text:style-name="P4"/>
      <text:p text:style-name="P4"/>
      <text:p text:style-name="P7">workstation创建esxi虚拟机，选择桥接模式：：虚拟机和外机在同一网段！！</text:p>
      <text:p text:style-name="P7">然后在外机上通过vsphere client链接esxi server！！！！</text:p>
      <text:p text:style-name="P7"/>
      <text:p text:style-name="P7">vcenter部署流程</text:p>
      <text:p text:style-name="P7">也是esxi？</text:p>
      <text:p text:style-name="P7"/>
      <text:p text:style-name="P7">Dns</text:p>
      <text:p text:style-name="P7">正向和反向的域名查找</text:p>
      <text:p text:style-name="P7">udp</text:p>
      <text:p text:style-name="P7">dc</text:p>
      <text:p text:style-name="P7"/>
      <text:p text:style-name="P7"/>
      <text:p text:style-name="P7">vcenter上常规配置：（client（openfiler）远程登录vcenter主机？）</text:p>
      <text:p text:style-name="P8">1.创建数据中心</text:p>
      <text:p text:style-name="P8">2.添加esxi主机进入数据中心</text:p>
      <text:p text:style-name="P6">3.利用ipsan实现共享存储</text:p>
      <text:p text:style-name="P6"><text:tab/>选择物理卷，添加逻辑卷 文件系统：scasi</text:p>
      <text:p text:style-name="P6"/>
      <text:p text:style-name="P6">esxi主机设置链接ipsan的接口</text:p>
      <text:p text:style-name="P6">消耗物理接口<text:span text:style-name="T4">1用于ipsan的连接</text:span></text:p>
      <text:p text:style-name="P6">vcenter上设置存储适配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09:19:57.071306186</meta:creation-date>
    <dc:date>2017-09-11T19:18:55.371948983</dc:date>
    <meta:editing-duration>PT2H53M51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2" meta:paragraph-count="59" meta:word-count="576" meta:character-count="940" meta:non-whitespace-character-count="908"/>
  </office:meta>
</office:document-meta>
</file>